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TestSheet" table:style-name="ta1">
        <office:forms/>
        <table:table-row>
          <table:table-cell table:style-name="ce0" office:value-type="string">
            <text:p>Name</text:p>
          </table:table-cell>
          <table:table-cell table:style-name="ce0" office:value-type="string">
            <text:p>Value</text:p>
          </table:table-cell>
        </table:table-row>
        <table:table-row>
          <table:table-cell table:style-name="ce0" office:value-type="string">
            <text:p>Test1</text:p>
          </table:table-cell>
          <table:table-cell table:style-name="ce0" office:value-type="float" office:value="100">
            <text:p>100</text:p>
          </table:table-cell>
        </table:table-row>
        <table:table-row>
          <table:table-cell table:style-name="ce0" office:value-type="string">
            <text:p>Test2</text:p>
          </table:table-cell>
          <table:table-cell table:style-name="ce0" office:value-type="float" office:value="200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6-02-16T09:10:13+00:00</meta:creation-date>
    <dc:date>2026-02-16T09:10:13+00:00</dc:date>
    <dc:title>Untitled Spreadsheet</dc:title>
    <dc:description/>
    <dc:subject/>
    <meta:keyword/>
    <meta:user-defined meta:name="Company"/>
    <meta:user-defined meta:name="category"/>
  </office:meta>
</office:document-meta>
</file>